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none"/>
    </style:style>
    <style:style style:name="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P2" style:family="paragraph" style:parent-style-name="Standard">
      <style:paragraph-properties fo:text-align="end" style:justify-single-word="false"/>
      <style:text-properties fo:color="#000000" loext:opacity="100%" style:font-name="Tahoma" fo:font-size="8pt" officeooo:paragraph-rsid="0013758a"/>
    </style:style>
    <style:style style:name="P3" style:family="paragraph" style:parent-style-name="Standard">
      <style:paragraph-properties fo:text-align="justify" style:justify-single-word="false"/>
      <style:text-properties fo:color="#000000" loext:opacity="100%" style:font-name="Tahoma" fo:font-size="8pt" officeooo:paragraph-rsid="000defb2"/>
    </style:style>
    <style:style style:name="P4" style:family="paragraph" style:parent-style-name="Standard">
      <style:paragraph-properties fo:text-align="justify" style:justify-single-word="false"/>
      <style:text-properties fo:color="#000000" loext:opacity="100%" style:font-name="Tahoma" fo:font-size="8pt"/>
    </style:style>
    <style:style style:name="P5" style:family="paragraph" style:parent-style-name="Standard">
      <style:paragraph-properties fo:text-align="justify" style:justify-single-word="false"/>
      <style:text-properties fo:color="#000000" loext:opacity="100%" style:font-name="Tahoma" fo:font-size="8pt" officeooo:rsid="001ce440" officeooo:paragraph-rsid="001ce440"/>
    </style:style>
    <style:style style:name="P6" style:family="paragraph" style:parent-style-name="Standard">
      <style:paragraph-properties fo:text-align="center" style:justify-single-word="false"/>
      <style:text-properties fo:color="#000000" loext:opacity="100%" style:font-name="Tahoma-Bold" fo:font-size="8pt" fo:font-weight="bold" officeooo:paragraph-rsid="000defb2"/>
    </style:style>
    <style:style style:name="P7" style:family="paragraph" style:parent-style-name="Standard">
      <style:paragraph-properties fo:text-align="center" style:justify-single-word="false"/>
      <style:text-properties fo:color="#000000" loext:opacity="100%" style:font-name="Tahoma-Bold" fo:font-size="8pt" fo:font-weight="bold" officeooo:rsid="000defb2" officeooo:paragraph-rsid="000defb2"/>
    </style:style>
    <style:style style:name="P8" style:family="paragraph" style:parent-style-name="Standard">
      <style:paragraph-properties fo:text-align="start" style:justify-single-word="false"/>
      <style:text-properties fo:color="#000000" loext:opacity="100%" style:font-name="Tahoma3" fo:font-size="8pt" fo:font-weight="bold" officeooo:rsid="000defb2" officeooo:paragraph-rsid="000defb2"/>
    </style:style>
    <style:style style:name="P9" style:family="paragraph" style:parent-style-name="Standard">
      <style:paragraph-properties fo:text-align="justify" style:justify-single-word="false"/>
      <style:text-properties fo:color="#000000" loext:opacity="100%" style:font-name="Tahoma3" fo:font-size="8pt" fo:font-weight="bold" officeooo:paragraph-rsid="000defb2"/>
    </style:style>
    <style:style style:name="P10"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11"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12"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13" style:family="paragraph" style:parent-style-name="Standard">
      <style:text-properties fo:color="#000000" loext:opacity="100%" style:font-name="Tahoma3" fo:font-size="8pt" fo:font-weight="bold" officeooo:paragraph-rsid="001ce440" style:font-size-asian="8pt" style:font-size-complex="8pt"/>
    </style:style>
    <style:style style:name="P14" style:family="paragraph" style:parent-style-name="Standard">
      <style:paragraph-properties fo:text-align="start" style:justify-single-word="false"/>
      <style:text-properties fo:color="#000000" loext:opacity="100%" style:font-name="Tahoma3" fo:font-size="8pt" fo:font-weight="normal" officeooo:rsid="0015f107" officeooo:paragraph-rsid="0015f107" style:font-weight-asian="normal" style:font-weight-complex="normal"/>
    </style:style>
    <style:style style:name="P15" style:family="paragraph" style:parent-style-name="Standard">
      <style:paragraph-properties fo:text-align="justify" style:justify-single-word="false"/>
      <style:text-properties fo:color="#000000" loext:opacity="100%" style:font-name="Tahoma3" fo:font-size="8pt" officeooo:paragraph-rsid="000defb2"/>
    </style:style>
    <style:style style:name="P16" style:family="paragraph" style:parent-style-name="Standard">
      <style:text-properties fo:color="#000000" loext:opacity="100%" style:font-name="Tahoma3" fo:font-size="8pt" style:font-size-asian="8pt" style:font-size-complex="8pt"/>
    </style:style>
    <style:style style:name="P17" style:family="paragraph" style:parent-style-name="Standard">
      <style:paragraph-properties fo:text-align="justify" style:justify-single-word="false"/>
      <style:text-properties fo:color="#000000" loext:opacity="100%" style:font-name="Tahoma3" fo:font-size="8pt" officeooo:paragraph-rsid="000defb2" style:font-size-asian="8pt" style:font-size-complex="8pt"/>
    </style:style>
    <style:style style:name="P18" style:family="paragraph" style:parent-style-name="Standard">
      <style:paragraph-properties fo:text-align="justify" style:justify-single-word="false"/>
      <style:text-properties fo:color="#000000" loext:opacity="100%" style:font-name="Tahoma3" fo:font-size="8pt" style:font-size-asian="8pt" style:font-size-complex="8pt"/>
    </style:style>
    <style:style style:name="P19" style:family="paragraph" style:parent-style-name="Standard">
      <style:paragraph-properties fo:text-align="justify" style:justify-single-word="false"/>
      <style:text-properties fo:color="#000000" loext:opacity="100%" officeooo:paragraph-rsid="000defb2"/>
    </style:style>
    <style:style style:name="P20" style:family="paragraph" style:parent-style-name="Footer_20_right">
      <style:text-properties fo:font-size="8pt" style:font-size-asian="8pt" style:font-size-complex="8pt"/>
    </style:style>
    <style:style style:name="P21" style:family="paragraph" style:parent-style-name="Standard">
      <style:paragraph-properties fo:text-align="center" style:justify-single-word="false"/>
      <style:text-properties officeooo:rsid="000defb2" officeooo:paragraph-rsid="000defb2"/>
    </style:style>
    <style:style style:name="P22" style:family="paragraph" style:parent-style-name="Standard">
      <style:paragraph-properties fo:text-align="justify" style:justify-single-word="false"/>
      <style:text-properties officeooo:paragraph-rsid="000defb2"/>
    </style:style>
    <style:style style:name="P23" style:family="paragraph" style:parent-style-name="Standard">
      <style:paragraph-properties fo:text-align="center" style:justify-single-word="false"/>
      <style:text-properties style:font-name="Tahoma3" fo:font-size="8pt"/>
    </style:style>
    <style:style style:name="P24" style:family="paragraph" style:parent-style-name="Standard">
      <style:paragraph-properties fo:text-align="justify" style:justify-single-word="false"/>
      <style:text-properties style:font-name="Tahoma3" fo:font-size="8pt" officeooo:paragraph-rsid="000defb2" style:font-size-asian="8pt" style:font-size-complex="8pt"/>
    </style:style>
    <style:style style:name="P25" style:family="paragraph" style:parent-style-name="Standard">
      <style:paragraph-properties fo:text-align="justify" style:justify-single-word="false"/>
      <style:text-properties style:font-name="Tahoma3" fo:font-size="8pt" style:font-size-asian="8pt" style:font-size-complex="8pt"/>
    </style:style>
    <style:style style:name="P26" style:family="paragraph" style:parent-style-name="Standard">
      <style:paragraph-properties fo:text-align="justify" style:justify-single-word="false"/>
      <style:text-properties style:font-name="Tahoma3" fo:font-size="8pt" officeooo:paragraph-rsid="001ce440" style:font-size-asian="8pt" style:font-size-complex="8pt"/>
    </style:style>
    <style:style style:name="P27" style:family="paragraph" style:parent-style-name="Standard">
      <style:text-properties style:font-name="Tahoma3" fo:font-size="8pt" style:font-size-asian="8pt" style:font-size-complex="8pt"/>
    </style:style>
    <style:style style:name="P28" style:family="paragraph" style:parent-style-name="Standard">
      <style:text-properties style:font-name="Tahoma3" fo:font-size="8pt" officeooo:paragraph-rsid="001ce440" style:font-size-asian="8pt" style:font-size-complex="8pt"/>
    </style:style>
    <style:style style:name="P29" style:family="paragraph" style:parent-style-name="Standard">
      <style:paragraph-properties fo:text-align="justify" style:justify-single-word="false"/>
      <style:text-properties style:font-name="Tahoma3" fo:font-size="8pt" officeooo:paragraph-rsid="001ce440"/>
    </style:style>
    <style:style style:name="P30" style:family="paragraph" style:parent-style-name="Standard">
      <style:paragraph-properties fo:text-align="justify" style:justify-single-word="false"/>
      <style:text-properties style:font-name="Tahoma3" officeooo:paragraph-rsid="000defb2"/>
    </style:style>
    <style:style style:name="P31"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214aae"/>
    </style:style>
    <style:style style:name="P32" style:family="paragraph" style:parent-style-name="Footer">
      <style:paragraph-properties fo:text-align="end" style:justify-single-word="false"/>
      <style:text-properties style:font-name="Tahoma2" fo:font-size="8pt" fo:language="zxx" fo:country="none" officeooo:paragraph-rsid="00214aae" style:font-size-asian="8pt" style:font-size-complex="8pt"/>
    </style:style>
    <style:style style:name="P33" style:family="paragraph" style:parent-style-name="Text_20_body">
      <style:paragraph-properties fo:margin-top="0cm" fo:margin-bottom="0.007cm" style:contextual-spacing="false" fo:text-align="center" style:justify-single-word="false"/>
      <style:text-properties style:font-name="Tahoma2" fo:font-size="6pt" officeooo:paragraph-rsid="00214aae" style:font-size-asian="6pt" style:font-size-complex="6pt"/>
    </style:style>
    <style:style style:name="P34" style:family="paragraph" style:parent-style-name="Text_20_body">
      <style:paragraph-properties fo:margin-top="0cm" fo:margin-bottom="0cm" style:contextual-spacing="false" fo:text-align="center" style:justify-single-word="false"/>
      <style:text-properties style:font-name="Tahoma2" fo:font-size="6pt" officeooo:paragraph-rsid="00214aae" style:font-size-asian="6pt" style:font-size-complex="6pt"/>
    </style:style>
    <style:style style:name="P35"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14aae" style:font-size-asian="7pt" style:font-size-complex="8pt"/>
    </style:style>
    <style:style style:name="P36" style:family="paragraph" style:parent-style-name="Standard" style:list-style-name="L1">
      <style:paragraph-properties fo:text-align="justify" style:justify-single-word="false"/>
      <style:text-properties fo:color="#000000" loext:opacity="100%" style:font-name="Tahoma" fo:font-size="8pt" officeooo:paragraph-rsid="000defb2"/>
    </style:style>
    <style:style style:name="P37" style:family="paragraph" style:parent-style-name="Standard" style:list-style-name="L1">
      <style:paragraph-properties fo:text-align="justify" style:justify-single-word="false"/>
      <style:text-properties fo:color="#000000" loext:opacity="100%" style:font-name="Tahoma" fo:font-size="8pt"/>
    </style:style>
    <style:style style:name="P38" style:family="paragraph" style:parent-style-name="Standard" style:list-style-name="L1">
      <style:paragraph-properties fo:text-align="justify" style:justify-single-word="false"/>
      <style:text-properties fo:color="#000000" loext:opacity="100%" style:font-name="Tahoma" fo:font-size="8pt" officeooo:paragraph-rsid="0020237d"/>
    </style:style>
    <style:style style:name="P39" style:family="paragraph" style:parent-style-name="Standard" style:list-style-name="L2">
      <style:paragraph-properties fo:text-align="justify" style:justify-single-word="false"/>
      <style:text-properties fo:color="#000000" loext:opacity="100%" style:font-name="Tahoma" fo:font-size="8pt" officeooo:paragraph-rsid="000defb2"/>
    </style:style>
    <style:style style:name="P40" style:family="paragraph" style:parent-style-name="Standard" style:list-style-name="L2">
      <style:paragraph-properties fo:text-align="justify" style:justify-single-word="false"/>
      <style:text-properties fo:color="#000000" loext:opacity="100%" style:font-name="Tahoma" fo:font-size="8pt" officeooo:paragraph-rsid="0020237d"/>
    </style:style>
    <style:style style:name="P41" style:family="paragraph" style:parent-style-name="Standard">
      <style:paragraph-properties fo:text-align="justify" style:justify-single-word="false"/>
      <style:text-properties fo:color="#000000" loext:opacity="100%" style:font-name="Tahoma" fo:font-size="8pt" officeooo:paragraph-rsid="00221af8"/>
    </style:style>
    <style:style style:name="P42" style:family="paragraph" style:parent-style-name="Standard" style:list-style-name="L2">
      <style:text-properties fo:color="#000000" loext:opacity="100%" style:font-name="Tahoma" fo:font-size="8pt"/>
    </style:style>
    <style:style style:name="P43" style:family="paragraph" style:parent-style-name="Standard" style:list-style-name="L3">
      <style:text-properties fo:color="#000000" loext:opacity="100%" style:font-name="Tahoma3" fo:font-size="8pt" style:font-size-asian="8pt" style:font-size-complex="8pt"/>
    </style:style>
    <style:style style:name="P44" style:family="paragraph" style:parent-style-name="Standard">
      <style:paragraph-properties fo:text-align="justify" style:justify-single-word="false"/>
      <style:text-properties fo:color="#000000" loext:opacity="100%" style:font-name="Tahoma3" fo:font-size="8pt" officeooo:paragraph-rsid="00202cb1" style:font-size-asian="8pt" style:font-size-complex="8pt"/>
    </style:style>
    <style:style style:name="P45" style:family="paragraph" style:parent-style-name="Standard">
      <style:paragraph-properties fo:text-align="center" style:justify-single-word="false"/>
      <style:text-properties fo:color="#000000" loext:opacity="100%" style:font-name="Tahoma3" fo:font-size="8pt" fo:font-weight="bold" officeooo:rsid="001ec5b3" officeooo:paragraph-rsid="00214aae" style:font-size-asian="8pt" style:font-weight-asian="bold"/>
    </style:style>
    <style:style style:name="P46" style:family="paragraph" style:parent-style-name="Standard" style:list-style-name="L2">
      <style:text-properties fo:color="#000000" loext:opacity="100%" style:font-name="Tahoma2" fo:font-size="8pt" officeooo:paragraph-rsid="0020237d" style:font-size-asian="8pt" style:font-size-complex="8pt"/>
    </style:style>
    <style:style style:name="P47" style:family="paragraph" style:parent-style-name="Standard" style:list-style-name="L1">
      <style:paragraph-properties fo:text-align="justify" style:justify-single-word="false"/>
      <style:text-properties officeooo:paragraph-rsid="0020237d"/>
    </style:style>
    <style:style style:name="P48" style:family="paragraph" style:parent-style-name="Standard" style:list-style-name="L2">
      <style:paragraph-properties fo:text-align="justify" style:justify-single-word="false"/>
      <style:text-properties officeooo:paragraph-rsid="000defb2"/>
    </style:style>
    <style:style style:name="P49" style:family="paragraph" style:parent-style-name="Standard" style:list-style-name="L2">
      <style:paragraph-properties fo:text-align="justify" style:justify-single-word="false"/>
      <style:text-properties officeooo:paragraph-rsid="0020237d"/>
    </style:style>
    <style:style style:name="P50" style:family="paragraph" style:parent-style-name="Standard">
      <style:paragraph-properties fo:text-align="justify" style:justify-single-word="false"/>
      <style:text-properties officeooo:paragraph-rsid="0020237d"/>
    </style:style>
    <style:style style:name="P51" style:family="paragraph" style:parent-style-name="Standard" style:list-style-name="L3">
      <style:paragraph-properties fo:text-align="justify" style:justify-single-word="false"/>
      <style:text-properties style:font-name="Tahoma3" fo:font-size="8pt" officeooo:paragraph-rsid="001ce440"/>
    </style:style>
    <style:style style:name="P52" style:family="paragraph" style:parent-style-name="Standard" style:list-style-name="L3">
      <style:text-properties style:font-name="Tahoma3" fo:font-size="8pt" style:font-size-asian="8pt" style:font-size-complex="8pt"/>
    </style:style>
    <style:style style:name="P53" style:family="paragraph" style:parent-style-name="Standard">
      <style:paragraph-properties fo:text-align="justify" style:justify-single-word="false"/>
      <style:text-properties style:font-name="Tahoma3" fo:font-size="8pt" officeooo:paragraph-rsid="00202cb1" style:font-size-asian="8pt" style:font-size-complex="8pt"/>
    </style:style>
    <style:style style:name="P54" style:family="paragraph" style:parent-style-name="Standard">
      <style:paragraph-properties fo:text-align="justify" style:justify-single-word="false"/>
      <style:text-properties style:font-name="Tahoma3" fo:font-size="8pt" style:font-size-asian="8pt" style:font-size-complex="8pt"/>
    </style:style>
    <style:style style:name="P55" style:family="paragraph" style:parent-style-name="Standard">
      <style:paragraph-properties fo:text-align="justify" style:justify-single-word="false"/>
      <style:text-properties style:font-name="Tahoma3" officeooo:paragraph-rsid="00202cb1"/>
    </style:style>
    <style:style style:name="P56" style:family="paragraph" style:parent-style-name="Standard">
      <style:paragraph-properties fo:text-align="center" style:justify-single-word="false"/>
      <style:text-properties fo:font-size="8pt" fo:font-weight="bold" officeooo:paragraph-rsid="00214aae" style:font-size-asian="8pt" style:font-weight-asian="bold" style:font-size-complex="8pt" style:font-weight-complex="bold"/>
    </style:style>
    <style:style style:name="P57" style:family="paragraph" style:parent-style-name="Standard">
      <style:paragraph-properties fo:text-align="center" style:justify-single-word="false"/>
      <style:text-properties style:font-name="Tahoma2" fo:font-size="8pt" fo:font-weight="bold" officeooo:paragraph-rsid="00214aae" style:font-size-asian="8pt" style:font-weight-asian="bold" style:font-size-complex="8pt" style:font-weight-complex="bold"/>
    </style:style>
    <style:style style:name="P58" style:family="paragraph" style:parent-style-name="Standard">
      <style:paragraph-properties fo:text-align="justify" style:justify-single-word="false"/>
      <style:text-properties style:font-name="Tahoma3" fo:font-size="8pt" officeooo:paragraph-rsid="00202cb1" style:font-size-asian="8pt" style:font-size-complex="8pt"/>
    </style:style>
    <style:style style:name="P59" style:family="paragraph">
      <loext:graphic-properties draw:fill="none"/>
    </style:style>
    <style:style style:name="T1" style:family="text">
      <style:text-properties officeooo:rsid="0014a908"/>
    </style:style>
    <style:style style:name="T2" style:family="text">
      <style:text-properties fo:color="#000000" loext:opacity="100%"/>
    </style:style>
    <style:style style:name="T3" style:family="text">
      <style:text-properties fo:color="#000000" loext:opacity="100%" style:font-name="Tahoma" fo:font-size="8pt"/>
    </style:style>
    <style:style style:name="T4" style:family="text">
      <style:text-properties fo:color="#000000" loext:opacity="100%" style:font-name="Tahoma" fo:font-size="8pt" fo:font-weight="bold" style:font-weight-asian="bold" style:font-weight-complex="bold"/>
    </style:style>
    <style:style style:name="T5" style:family="text">
      <style:text-properties fo:color="#000000" loext:opacity="100%" style:font-name="Tahoma" fo:font-size="8pt" fo:font-weight="normal" style:font-weight-asian="normal" style:font-weight-complex="normal"/>
    </style:style>
    <style:style style:name="T6" style:family="text">
      <style:text-properties fo:color="#000000" loext:opacity="100%" style:font-name="Tahoma" fo:font-size="8pt" fo:font-weight="normal" style:font-size-asian="8pt" style:font-weight-asian="normal" style:font-size-complex="8pt" style:font-weight-complex="normal"/>
    </style:style>
    <style:style style:name="T7" style:family="text">
      <style:text-properties fo:color="#000000" loext:opacity="100%" style:font-name="Tahoma-Bold" fo:font-size="8pt" fo:font-weight="bold"/>
    </style:style>
    <style:style style:name="T8" style:family="text">
      <style:text-properties fo:color="#000000" loext:opacity="100%" style:font-name="Tahoma3" fo:font-size="8pt"/>
    </style:style>
    <style:style style:name="T9" style:family="text">
      <style:text-properties fo:color="#000000" loext:opacity="100%" style:font-name="Tahoma3" fo:font-size="8pt" fo:font-weight="bold"/>
    </style:style>
    <style:style style:name="T10" style:family="text">
      <style:text-properties fo:color="#000000" loext:opacity="100%" style:font-name="Tahoma3" fo:font-size="8pt" fo:font-weight="bold" officeooo:rsid="001ec5b3"/>
    </style:style>
    <style:style style:name="T11" style:family="text">
      <style:text-properties fo:color="#000000" loext:opacity="100%" style:font-name="Tahoma3" fo:font-size="8pt" fo:font-weight="bold" officeooo:rsid="001ec5b3" style:font-size-asian="8pt" style:font-weight-asian="bold" style:font-weight-complex="bold"/>
    </style:style>
    <style:style style:name="T12" style:family="text">
      <style:text-properties fo:color="#000000" loext:opacity="100%" style:font-name="Tahoma3" fo:font-size="8pt" fo:font-weight="normal" style:font-weight-asian="normal" style:font-weight-complex="normal"/>
    </style:style>
    <style:style style:name="T13" style:family="text">
      <style:text-properties fo:color="#000000" loext:opacity="100%" style:font-name="Tahoma1" fo:font-style="normal" fo:font-weight="normal" style:font-size-asian="8pt" style:font-style-asian="normal" style:font-weight-asian="normal"/>
    </style:style>
    <style:style style:name="T14" style:family="text">
      <style:text-properties fo:color="#000000" loext:opacity="100%" style:font-name="Tahoma1" fo:font-style="normal" fo:font-weight="bold" style:font-size-asian="8pt" style:font-style-asian="normal" style:font-weight-asian="bold"/>
    </style:style>
    <style:style style:name="T15" style:family="text">
      <style:text-properties fo:color="#000000" loext:opacity="100%" style:font-name="Tahoma1" fo:font-weight="bold" style:font-size-asian="8pt" style:font-weight-asian="bold"/>
    </style:style>
    <style:style style:name="T16" style:family="text">
      <style:text-properties fo:color="#000000" loext:opacity="100%" fo:font-weight="bold"/>
    </style:style>
    <style:style style:name="T17" style:family="text">
      <style:text-properties fo:color="#000000" loext:opacity="100%" fo:font-weight="bold" style:font-size-asian="8pt" style:font-weight-asian="bold"/>
    </style:style>
    <style:style style:name="T18" style:family="text">
      <style:text-properties fo:color="#000000" loext:opacity="100%" fo:font-weight="bold" style:font-size-asian="8pt" style:font-size-complex="8pt"/>
    </style:style>
    <style:style style:name="T19" style:family="text">
      <style:text-properties fo:color="#000000" loext:opacity="100%" style:font-size-asian="8pt" style:font-size-complex="8pt"/>
    </style:style>
    <style:style style:name="T20" style:family="text">
      <style:text-properties fo:color="#000000" loext:opacity="100%" fo:font-size="8pt"/>
    </style:style>
    <style:style style:name="T21" style:family="text">
      <style:text-properties fo:color="#000000" loext:opacity="100%" fo:font-size="8pt" fo:font-weight="bold"/>
    </style:style>
    <style:style style:name="T22" style:family="text">
      <style:text-properties fo:color="#000000" loext:opacity="100%" fo:font-size="8pt" fo:font-weight="bold" style:font-size-asian="8pt" style:font-size-complex="8pt"/>
    </style:style>
    <style:style style:name="T23" style:family="text">
      <style:text-properties fo:color="#000000" loext:opacity="100%" fo:font-size="8pt" fo:font-weight="normal" style:font-weight-asian="normal" style:font-weight-complex="normal"/>
    </style:style>
    <style:style style:name="T24" style:family="text">
      <style:text-properties fo:color="#000000" loext:opacity="100%" fo:font-weight="normal" style:font-size-asian="8pt" style:font-weight-asian="normal" style:font-size-complex="8pt" style:font-weight-complex="normal"/>
    </style:style>
    <style:style style:name="T25" style:family="text">
      <style:text-properties fo:color="#000000" loext:opacity="100%" style:font-name="Tahoma3" fo:font-size="8pt" fo:font-weight="bold"/>
    </style:style>
    <style:style style:name="T26" style:family="text">
      <style:text-properties fo:color="#000000" loext:opacity="100%" style:font-name="Tahoma3" fo:font-style="normal" fo:font-weight="normal" style:font-style-asian="normal" style:font-weight-asian="normal"/>
    </style:style>
    <style:style style:name="T27" style:family="text">
      <style:text-properties fo:color="#000000" loext:opacity="100%" style:font-name="Tahoma2" fo:font-size="8pt" fo:font-weight="bold" style:font-size-asian="7pt" style:font-size-complex="8pt"/>
    </style:style>
    <style:style style:name="T28" style:family="text">
      <style:text-properties fo:color="#000000" loext:opacity="100%" style:font-name="Tahoma2" fo:font-size="8pt" fo:font-weight="bold" style:font-size-asian="8pt" style:font-size-complex="8pt"/>
    </style:style>
    <style:style style:name="T29" style:family="text">
      <style:text-properties fo:color="#000000" loext:opacity="100%" style:font-name="Tahoma2" fo:font-size="8pt" style:font-size-asian="8pt" style:font-size-complex="8pt"/>
    </style:style>
    <style:style style:name="T30" style:family="text">
      <style:text-properties fo:color="#000000" loext:opacity="100%" style:font-name="Tahoma2" fo:font-size="8pt" style:text-underline-style="none" style:font-size-asian="8pt" style:font-size-complex="8pt"/>
    </style:style>
    <style:style style:name="T31" style:family="text">
      <style:text-properties fo:color="#000000" loext:opacity="100%" style:font-name="Tahoma2" fo:font-size="8pt" fo:font-weight="normal" style:font-size-asian="8pt" style:font-weight-asian="normal" style:font-size-complex="8pt" style:font-weight-complex="normal"/>
    </style:style>
    <style:style style:name="T32" style:family="text">
      <style:text-properties style:font-name="Tahoma" fo:font-size="8pt"/>
    </style:style>
    <style:style style:name="T33" style:family="text">
      <style:text-properties style:font-name="Tahoma3"/>
    </style:style>
    <style:style style:name="T34" style:family="text">
      <style:text-properties style:font-name="Tahoma3" fo:font-weight="bold"/>
    </style:style>
    <style:style style:name="T35" style:family="text">
      <style:text-properties style:font-name="Tahoma3" fo:font-size="8pt"/>
    </style:style>
    <style:style style:name="T36" style:family="text">
      <style:text-properties style:font-name="Tahoma3" fo:font-size="8pt" fo:font-weight="bold"/>
    </style:style>
    <style:style style:name="T37" style:family="text">
      <style:text-properties fo:font-weight="normal" style:font-weight-asian="normal" style:font-weight-complex="normal"/>
    </style:style>
    <style:style style:name="T38" style:family="text">
      <style:text-properties officeooo:rsid="001ec5b3"/>
    </style:style>
    <style:style style:name="T39" style:family="text">
      <style:text-properties style:font-name="Tahoma2" style:font-size-asian="8pt" style:font-size-complex="8pt"/>
    </style:style>
    <style:style style:name="T40" style:family="text">
      <style:text-properties style:font-name="Tahoma2"/>
    </style:style>
    <style:style style:name="T41" style:family="text">
      <style:text-properties style:font-name="Tahoma2" fo:font-size="6pt" fo:language="zxx" fo:country="none" style:font-size-asian="6pt" style:font-size-complex="6pt"/>
    </style:style>
    <style:style style:name="T42" style:family="text">
      <style:text-properties style:font-name="Tahoma2" fo:language="zxx" fo:country="none" style:font-size-asian="8pt"/>
    </style:style>
    <style:style style:name="T43" style:family="text">
      <style:text-properties style:font-size-asian="6pt" style:font-size-complex="6pt"/>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7d7d7d" draw:stroke-linejoin="miter" svg:stroke-linecap="butt" draw:fill="none" fo:padding-top="0.053cm" fo:padding-bottom="0.053cm" fo:padding-left="0.053cm" fo:padding-right="0.053cm"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Forma4" draw:style-name="gr1" draw:text-style-name="P59" svg:x1="1.763cm" svg:y1="2.134cm" svg:x2="19.826cm" svg:y2="2.134cm">
        <text:p/>
      </draw:line>
      <text:p text:style-name="P50"><text:span text:style-name="T3">CONTRATO </text:span><text:span text:style-name="T7">INDIVIDUAL DE TRABAJO POR TIEMPO DETERMINADO</text:span><text:span text:style-name="T3">, QUE CELEBRAN POR UNA PARTE </text:span><text:span text:style-name="T7">DESARROLLADORA DE SOFTWARE EMPRESARIAL Y DE NEGOCIOS;</text:span><text:span text:style-name="T3">, A QUIEN EN LO SUCESIVO SE LE DENOMINARÁ COMO “</text:span><text:span text:style-name="T7">EL PATRÓN” </text:span><text:span text:style-name="T3">REPRESENTADA EN ESTE ACTO POR EL COORDINADOR DE ENTIDADES PRODUCTIVAS PARA LA GENERACIÓN DE RECURSOS COMPLEMENTARIOS, EL </text:span><text:span text:style-name="T10">paramCoordinador</text:span><text:span text:style-name="T3">, Y POR LA OTRA LA </text:span><text:span text:style-name="T7">C: </text:span><text:span text:style-name="T27">paramNombre</text:span><text:span text:style-name="T7"> </text:span><text:span text:style-name="T3">A QUIEN EN LO SUCESIVO Y PARA LOS EFECTOS DE ESTE CONTRATO SE LE DENOMINARÁ COMO “</text:span><text:span text:style-name="T7">EL TRABAJADOR” </text:span><text:span text:style-name="T3">CONFORME AL TENOR DE LAS SIGUIENTES DECLARACIONES Y CLÁUSULAS: </text:span></text:p>
      <text:p text:style-name="P4"><text:s/></text:p>
      <text:p text:style-name="P21"/>
      <text:p text:style-name="P7">DECLARACIONES</text:p>
      <text:p text:style-name="P8"><text:span text:style-name="T37">Declara </text:span>“EL PATRÓN”<text:span text:style-name="T37"> por medio de su representante: </text:span></text:p>
      <text:list xml:id="list441829171" text:style-name="L1">
        <text:list-item>
          <text:p text:style-name="P36">Que la Universidad de Guadalajara, es un organismo público descentralizado del Gobierno del Estado de Jalisco con autonomía, personalidad jurídica y patrimonio propios, de conformidad con lo dispuesto en el artículo 1º de su Ley Orgánica, promulgada por el <text:s/>Ejecutivo local el día 15 de enero de 1994, en ejecución del decreto número 15319 del H. Congreso del Estado de Jalisco.</text:p>
          <text:p text:style-name="P36"/>
        </text:list-item>
        <text:list-item>
          <text:p text:style-name="P36">Que el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creadas por la Universidad de Guadalajara para la obtención de recursos complementarios que puedan ser aplicados en programas prioritarios para su desarrollo institucional.</text:p>
          <text:p text:style-name="P36"/>
        </text:list-item>
        <text:list-item>
          <text:p text:style-name="P38">Que el <text:span text:style-name="T38">paramCoordinador</text:span>, es el Coordinador de Entidades Productivas para la Generación de Recursos Complementarios de la Universidad de Guadalajara por lo que es el responsable de dirigir, coordinar, administrar y representar las entidades universitarias, de conformidad con lo dispuesto en el artículo 51 del Estatuto Orgánico del Centro Universitario de Ciencias Económico Administrativas.</text:p>
          <text:p text:style-name="P36"/>
        </text:list-item>
        <text:list-item>
          <text:p text:style-name="P37">Que de conformidad a las fracciones XI y XV del artículo 6 de su Ley Orgánica, tiene atribuciones de administrar su patrimonio y crear organismos de vinculación y expresión social, por lo que mediante dictamen número II/2009/163, emitido por el H. Consejo General Universitario con fecha 19 de Junio de 2009, se creó “Desarrolladora de Software Empresarial y de Negocios”, la cual tiene por objeto: La generación de programas de computo y sistemas relacionados con los mismos productos, prestar servicios de consultoría relacionados con los productos, efectuar las gestiones necesarias para celebrar los actos jurídicos que le permitan realizar respecto de los productos la publicación, reproducción, edición, distribución y cualquier otra que permita la legislación aplicable, realizar las gestiones que sean necesarias para licenciar o transmitir los derechos relacionados con los productos, en el caso de transmisión deberá de sujetarse a la legislación universitaria, efectuar los tramites necesarios ante las autoridades competentes para lograr la protección de los derechos de propiedad intelectual de los productos que se generen a favor de la Universidad de Guadalajara, implementar los mecanismos necesarios para que los productos no afecten derechos de terceros ni disposición legal alguna, llevar a cabo cualquier actividad que permita la realización del objeto.</text:p>
          <text:p text:style-name="P37"/>
        </text:list-item>
        <text:list-item>
          <text:p text:style-name="P47"><text:span text:style-name="T12">Que para llevar a cabo la ejecución del presente convenio, designa como responsable al Director de Desarrolladora de Software</text:span><text:span text:style-name="T7"> </text:span><text:span text:style-name="T3">Empresarial y de Negocios; </text:span><text:span text:style-name="T11">paramDirector</text:span><text:span text:style-name="T5">.</text:span></text:p>
          <text:p text:style-name="P37"/>
        </text:list-item>
        <text:list-item>
          <text:p text:style-name="P36">Que señala como domicilio fiscal el ubicado en la Avenida Juárez número 976, Zona Centro, en Guadalajara, Jalisco.</text:p>
          <text:p text:style-name="P36"/>
        </text:list-item>
        <text:list-item>
          <text:p text:style-name="P36">Que señala como domicilio de Desarrolladora de Software Empresarial y de Negocios, señala su domicilio en la calle Hugo Vázquez Reyes número 20 Industrial los Belenes Zapopan Jalisco.</text:p>
        </text:list-item>
      </text:list>
      <text:p text:style-name="P15"/>
      <text:p text:style-name="P3"><text:span text:style-name="T33">Declara “</text:span><text:span text:style-name="T34">EL TRABAJADOR”</text:span> bajo protesta de decir verdad: </text:p>
      <text:list xml:id="list1318979073" text:style-name="L2">
        <text:list-item>
          <text:p text:style-name="P40">Que sus generales son los siguientes: </text:p>
          <text:list>
            <text:list-item>
              <text:list>
                <text:list-header>
                  <text:p text:style-name="P40">a) Nacionalidad<text:span text:style-name="T39">: paramNacionalidad </text:span></text:p>
                </text:list-header>
              </text:list>
            </text:list-item>
          </text:list>
          <text:p text:style-name="P46"><text:tab/>b) Fecha de nacimiento: paramFechaNacimiento</text:p>
          <text:p text:style-name="P46"><text:tab/>c) Sexo: paramGenero</text:p>
          <text:p text:style-name="P46"><text:tab/>d) Estado Civil: paramEstadoCivil </text:p>
          <text:p text:style-name="P46"><text:tab/>e) Domicilio: paramDomicilio</text:p>
          <text:p text:style-name="P46"><text:tab/>f) Escolaridad: paramGradoEstudio</text:p>
          <text:p text:style-name="P46"><text:tab/>g) CURP: paramCurp</text:p>
          <text:p text:style-name="P46"><text:tab/>h) RFC: paramRfc</text:p>
          <text:p text:style-name="P42"/>
        </text:list-item>
        <text:list-item>
          <text:p text:style-name="P39">Que designa como beneficiarios, para el pago de los salarios y prestaciones devengadas y no cobradas, para el caso de fallecimiento o desaparición, a las siguientes personas: </text:p>
          <text:p text:style-name="P49"><text:span text:style-name="T3"><text:tab/></text:span><text:span text:style-name="T7">Nombre: </text:span><text:span text:style-name="T6">benNombre</text:span><text:span text:style-name="T3"> <text:tab/><text:tab/></text:span><text:span text:style-name="T7">Parentesco: </text:span><text:span text:style-name="T6">benParentesco</text:span><text:span text:style-name="T3"> <text:tab/><text:tab/></text:span><text:span text:style-name="T7">Porcentaje: </text:span><text:span text:style-name="T6">benPorc</text:span><text:span text:style-name="T3"> </text:span></text:p>
          <text:p text:style-name="P39"/>
        </text:list-item>
        <text:list-item>
          <text:p text:style-name="P48"><text:span text:style-name="T3">Declara </text:span><text:span text:style-name="T8">“</text:span><text:span text:style-name="T9">EL TRABAJADOR”</text:span><text:span text:style-name="T3"> tener los conocimientos, aptitudes, facultades y experiencia necesarios para desempeñar las funciones que se detallan en la cláusula primera y que es su voluntad desempeñar dicho puesto en servicio de </text:span><text:span text:style-name="T8">“</text:span><text:span text:style-name="T9">EL PATRÓN”</text:span><text:span text:style-name="T3">.</text:span></text:p>
        </text:list-item>
      </text:list>
      <text:p text:style-name="P3"/>
      <text:p text:style-name="P3">En consideración a las declaraciones que anteceden, convienen las partes en celebrar las siguientes:</text:p>
      <text:p text:style-name="P6">CLÁUSULAS:</text:p>
      <text:p text:style-name="P53"><text:soft-page-break/><text:span text:style-name="T16">PRIMERA.- “EL TRABAJADOR” </text:span><text:span text:style-name="T2">conviene prestar sus servicios personales subordinados a DESARROLLADORA DE SOFTWARE EMPRESARIAL Y DE NEGOCIOS; sujetándose a la dirección, vigilancia o instrucciones que reciba de “</text:span><text:span text:style-name="T16">EL PATRÓN” </text:span><text:span text:style-name="T2">a través de su director, para el desempeño de sus labores, obligándose a atender todas las actividades inherentes a su ocupación principal, esto es como; </text:span><text:span text:style-name="T16">paramPuesto</text:span><text:span text:style-name="T2">. </text:span></text:p>
      <text:p text:style-name="P3"><text:s/></text:p>
      <text:p text:style-name="P19"><text:span text:style-name="T32">Las partes acuerdan que </text:span><text:span text:style-name="T35">“</text:span><text:span text:style-name="T36">EL TRABAJADOR” </text:span><text:span text:style-name="T32">deberá de realizar las siguientes actividades: </text:span></text:p>
      <text:p text:style-name="P5"><text:tab/>paramActividades</text:p>
      <text:p text:style-name="P9"/>
      <text:p text:style-name="P22"><text:span text:style-name="T7">SEGUNDA.- “EL TRABAJADOR” </text:span><text:span text:style-name="T3">conviene en que prestará sus servicios en las instalaciones de DESARROLLADORA DE SOFTWARE EMPRESARIAL Y DE NEGOCIOS; o en cualquier domicilio dentro de la misma entidad federativa en donde “</text:span><text:span text:style-name="T7">EL PATRÓN” </text:span><text:span text:style-name="T3">por su objeto requiera de sus servicios personales. </text:span></text:p>
      <text:p text:style-name="P3"/>
      <text:p text:style-name="P30"><text:span text:style-name="T21">TERCERA.-</text:span><text:span text:style-name="T20"> Toda vez que el pago del salario se realiza conforme a la labor principal de “</text:span><text:span text:style-name="T21">EL TRABAJADOR”</text:span><text:span text:style-name="T23">,</text:span><text:span text:style-name="T21"> </text:span><text:span text:style-name="T20">las partes acuerdan que “</text:span><text:span text:style-name="T21">EL PATRÓN” </text:span><text:span text:style-name="T20">podrá realizar modificación de las condiciones de trabajo, conforme el desempeño de “</text:span><text:span text:style-name="T21">EL TRABAJADOR”</text:span><text:span text:style-name="T23">,</text:span><text:span text:style-name="T20"> así como de las necesidades de la empresa; para lo cual “</text:span><text:span text:style-name="T21">EL PATRÓN” </text:span><text:span text:style-name="T20">podrá realizar cada tres meses una revisión del desempeño de funciones de “</text:span><text:span text:style-name="T21">EL TRABAJADOR” </text:span><text:span text:style-name="T20">y del sueldo, a efecto de valorar la continuidad del puesto cuando concurran circunstancias que la justifiquen.</text:span></text:p>
      <text:p text:style-name="P9"/>
      <text:p text:style-name="P55"><text:span text:style-name="T21">CUARTA.-</text:span><text:span text:style-name="T20"> El presente contrato será por TIEMPO DETERMINADO comenzando a surtir efectos a partir del </text:span><text:span text:style-name="T29">paramFechaInicio</text:span><text:span text:style-name="T20">, concluyendo el </text:span><text:span text:style-name="T30">paramFechaFin</text:span><text:span text:style-name="T20">, de conformidad con lo dispuesto por los artículos 31 y 35 de la Ley Federal del Trabajo.</text:span></text:p>
      <text:p text:style-name="P3"/>
      <text:p text:style-name="P55"><text:span text:style-name="T21">QUINTA.-</text:span><text:span text:style-name="T20"> Las partes convienen en que “</text:span><text:span text:style-name="T21">EL TRABAJADOR” </text:span><text:span text:style-name="T20">percibirá por los servicios prestados objeto de este contrato, la cantidad de <text:s/></text:span><text:span text:style-name="T31">paramSueldo</text:span><text:span text:style-name="T20"> menos deducciones, como salario mensual, suma que incluye el pago de los séptimos días y el correspondiente a los días de descanso obligatorio. El pago será quincenal y deberá hacerse a más tardar los días 14 (catorce) y penúltimo de cada mes y se realizará por medio electrónico a través de depósito en tarjeta de débito. <text:s/></text:span></text:p>
      <text:p text:style-name="P3"/>
      <text:p text:style-name="P41">El pago tendrá un incremento conforme al incremento que realice la Universidad de Guadalajara, misma que se sumará a sus ingresos, menos deducciones. Dicho incremento será retroactivo al primero de enero en el momento de ser, y estará vigente hasta la terminación del contrato.</text:p>
      <text:p text:style-name="P3"/>
      <text:p text:style-name="P53"><text:span text:style-name="T16">SEXTA.-</text:span><text:span text:style-name="T2"> Las partes acuerdan, que “</text:span><text:span text:style-name="T16">EL TRABAJADOR”</text:span><text:span text:style-name="T2"> realizará sus labores en una jornada </text:span><text:span text:style-name="T26">paramCargaHoraria</text:span><text:span text:style-name="T2">, por lo que deberá descansar un día por cada seis laborados. Su día de descanso le será notificado por su jefe inmediato.</text:span></text:p>
      <text:p text:style-name="P24"/>
      <text:p text:style-name="P25"><text:span text:style-name="T2">Durante la jornada de trabajo “</text:span><text:span text:style-name="T16">EL TRABAJADOR”</text:span><text:span text:style-name="T2"> podrá disponer de 30 minutos para tomar sus alimentos y/o descansar, ese tiempo será </text:span></text:p>
      <text:p text:style-name="P16">considerado como tiempo efectivamente trabajado. </text:p>
      <text:p text:style-name="P16"/>
      <text:p text:style-name="P26"><text:span text:style-name="T16">SÉPTIMA.-</text:span><text:span text:style-name="T2"> En los términos de la cláusula anterior, “</text:span><text:span text:style-name="T16">EL TRABAJADOR” </text:span><text:span text:style-name="T2">otorga expresamente su consentimiento para que “</text:span><text:span text:style-name="T16">EL PATRÓN” </text:span><text:span text:style-name="T2">señale y varié los horarios de trabajo dentro de los cuales deberá laborar “</text:span><text:span text:style-name="T16">EL TRABAJADOR”</text:span><text:span text:style-name="T2">, de acuerdo con las necesidades de servicio. </text:span></text:p>
      <text:p text:style-name="P13"/>
      <text:p text:style-name="P26"><text:span text:style-name="T16">OCTAVA.-</text:span><text:span text:style-name="T2"> En caso de que “</text:span><text:span text:style-name="T16">EL TRABAJADOR”</text:span><text:span text:style-name="T2"> tenga que laborar mayor tiempo del que fija su jornada de conformidad con la cláusula sexta, deberá recabar previamente una constancia escrita de “</text:span><text:span text:style-name="T16">EL PATRÓN”</text:span><text:span text:style-name="T2"> autorizándolo para laborar tiempo extraordinario. Sin este requisito no estará autorizado para prestar sus servicios en jornada extraordinaria.</text:span></text:p>
      <text:p text:style-name="P28"/>
      <text:p text:style-name="P25"><text:span text:style-name="T16">NOVENA.- “EL TRABAJADOR”</text:span><text:span text:style-name="T2"> está obligado a checar su tarjeta o a firmar listas de asistencia, a la entrada y salida de sus labores, por lo que el incumplimiento de este requisito indicará la falta injustificada a sus labores, para todos los efectos legales. </text:span></text:p>
      <text:p text:style-name="P27"/>
      <text:p text:style-name="P25"><text:span text:style-name="T16">DÉCIMA.-</text:span><text:span text:style-name="T2"> La entrada a las labores se deberá realizar con puntualidad; “</text:span><text:span text:style-name="T16">EL PATRÓN”</text:span><text:span text:style-name="T2"> otorga a “</text:span><text:span text:style-name="T16">EL TRABAJADOR”</text:span><text:span text:style-name="T2"> tiempo de tolerancia si la entrada se hiciera después de 10 minutos de la hora señalada se considerará retardo. Después de 20 minutos se tomará como falta injustificada a sus labores. Cuando “</text:span><text:span text:style-name="T16">EL TRABAJADOR”</text:span><text:span text:style-name="T2"> haya acumulado tres retardos en un mes, deberá reponer el tiempo acumulado de esos retardos, si se niega será tomado como falta injustificada.</text:span></text:p>
      <text:p text:style-name="P27"/>
      <text:p text:style-name="P25"><text:span text:style-name="T16">DÉCIMA PRIMERA.-</text:span><text:span text:style-name="T2"> En caso de que “</text:span><text:span text:style-name="T16">EL TRABAJADOR”</text:span><text:span text:style-name="T2"> 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mpresa universitaria, previo acuerdo con “</text:span><text:span text:style-name="T16">EL TRABAJADOR”</text:span><text:span text:style-name="T2">.</text:span></text:p>
      <text:p text:style-name="P25"/>
      <text:p text:style-name="P25"><text:span text:style-name="T16">DÉCIMA SEGUNDA.- “EL PATRÓN”</text:span><text:span text:style-name="T2"> cubrirá a “</text:span><text:span text:style-name="T16">EL TRABAJADOR”</text:span><text:span text:style-name="T2"> por concepto de prima vacacional el 25% del salario de “</text:span><text:span text:style-name="T16">EL TRABAJADOR”</text:span><text:span text:style-name="T2"> los cuales se entregarán en una sola partida, en los subsiguientes periodos vacacionales, según los periodos establecidos en la cláusula anterior. Este pago se sumará al importe de los salarios que le correspondan durante el periodo vacacional. </text:span></text:p>
      <text:p text:style-name="P27"/>
      <text:p text:style-name="P25"><text:span text:style-name="T16">DÉCIMA TERCERA.-</text:span><text:span text:style-name="T2"> Las partes convienen en que “</text:span><text:span text:style-name="T16">EL TRABAJADOR”</text:span><text:span text:style-name="T2"> tendrá derecho anualmente a un aguinaldo proporcional a treinta días de salario nominal, que deberá pagársele a más tardar el 20 de diciembre de cada año. </text:span></text:p>
      <text:p text:style-name="P3"/>
      <text:p text:style-name="P29"><text:soft-page-break/><text:span text:style-name="T18">DÉCIMA CUARTA.- “EL TRABAJADOR”</text:span><text:span text:style-name="T19"> reconoce que todos los documentos y la información que sirve para la realización de sus funciones y los resultados derivados de ellas son propiedad de “</text:span><text:span text:style-name="T18">EL PATRÓN”</text:span><text:span text:style-name="T19"> y será de carácter confidencial. Es así que, además de las obligaciones que emanan de la naturaleza del acuerdo “</text:span><text:span text:style-name="T18">EL TRABAJADOR”</text:span><text:span text:style-name="T19"> estará obligado a: </text:span></text:p>
      <text:list text:style-name="L3">
        <text:list-item>
          <text:p text:style-name="P51"><text:span text:style-name="T24">Mantener la información confidencial en estricta reserva y no revelar ningún dato de la información a ninguna otra parte, relacionada o </text:span><text:span text:style-name="T19">no, sin el consentimiento previo escrito de “</text:span><text:span text:style-name="T18">EL PATRÓN”</text:span><text:span text:style-name="T19">. </text:span></text:p>
        </text:list-item>
        <text:list-item>
          <text:p text:style-name="P43">Divulgar la información confidencial únicamente a las personas autorizadas para su recepción dentro de la organización. </text:p>
        </text:list-item>
        <text:list-item>
          <text:p text:style-name="P52"><text:span text:style-name="T2">Tratar confidencialmente toda la información recibida directa o indirectamente de “</text:span><text:span text:style-name="T16">EL PATRÓN”</text:span><text:span text:style-name="T2">, y no utilizar ningún dato de esa información de ninguna manera distinta al propósito del presente acuerdo.</text:span></text:p>
        </text:list-item>
        <text:list-item>
          <text:p text:style-name="P52"><text:span text:style-name="T2">No manejar, usar, explotar, o divulgar la información confidencial a ninguna persona o entidad por ningún motivo en contravención a lo dispuesto en este instrumento, salvo que sea expresamente autorizado por escrito a hacerlo por “</text:span><text:span text:style-name="T16">EL PATRÓN”</text:span></text:p>
        </text:list-item>
      </text:list>
      <text:p text:style-name="P3"/>
      <text:p text:style-name="P17">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 </text:p>
      <text:p text:style-name="P17"/>
      <text:p text:style-name="P25"><text:span text:style-name="T16">DÉCIMA QUINTA.-</text:span><text:span text:style-name="T2"> En caso de que “</text:span><text:span text:style-name="T16">EL TRABAJADOR”</text:span><text:span text:style-name="T2">, deje de prestar sus servicios para “</text:span><text:span text:style-name="T16">EL PATRÓN”</text:span><text:span text:style-name="T2">, deberá entregar toda la información y/o documentación que se hubiera generado derivado de sus funciones, por lo que “</text:span><text:span text:style-name="T16">EL TRABAJADOR”</text:span><text:span text:style-name="T2"> se obliga a entregarla una vez que concluya su relación laboral, y en caso de no hacerlo se hará acreedor a las sanciones que imponga la ley, incluidos los pagos de daños y perjuicios. </text:span></text:p>
      <text:p text:style-name="P27"/>
      <text:p text:style-name="P25"><text:span text:style-name="T2">Queda establecido que si derivado de la actividad contratada, “</text:span><text:span text:style-name="T16">EL TRABAJADOR”</text:span><text:span text:style-name="T2"> viola algún derecho de propiedad intelectual de terceros, será su responsabilidad, por lo que se obliga a sacar en paz y a salvo a “</text:span><text:span text:style-name="T16">EL PATRÓN”</text:span><text:span text:style-name="T2"> de cualquier reclamación que se presente en este sentido, así como pagar los daños y perjuicios que ocasione.</text:span></text:p>
      <text:p text:style-name="P27"/>
      <text:p text:style-name="P27"><text:span text:style-name="T2">De igual forma, “</text:span><text:span text:style-name="T16">EL TRABAJADOR”</text:span><text:span text:style-name="T2"> estará obligado a firmar los documentos correspondientes cuando así se lo requiera “</text:span><text:span text:style-name="T16">EL PATRÓN”</text:span><text:span text:style-name="T2"> a </text:span></text:p>
      <text:p text:style-name="P16">efecto de realizar los registros correspondientes ante las autoridades en materia de propiedad intelectual, que considere convenientes esta </text:p>
      <text:p text:style-name="P18">última. </text:p>
      <text:p text:style-name="P16"/>
      <text:p text:style-name="P25"><text:span text:style-name="T16">DÉCIMA SEXTA.-</text:span><text:span text:style-name="T2"> Para cualquier controversia que pudiese surgir con relación a la interpretación y cumplimiento del presente contrato las partes se someten expresamente a la Jurisdicción y legislación de los tribunales del fuero común de la ciudad de Zapopan, Jalisco, renunciando a cualquier otra jurisdicción que pueda corresponderles debido a sus domicilios presentes o futuros. </text:span></text:p>
      <text:p text:style-name="P16"/>
      <text:p text:style-name="P44">Las partes enteradas del contenido y alcance del presente contrato manifiestan que en el mismo no existe mala fe, dolo, error o cualquier otro vicio de voluntad y lo firman por duplicado en compañía de los testigos, en la ciudad de Zapopan, Jalisco, el día <text:span text:style-name="T40">paramFechaInicio</text:span> quedando cada una de las partes con un ejemplar del presente. </text:p>
      <text:p text:style-name="P3"/>
      <text:p text:style-name="P3"/>
      <table:table table:name="Tabla2" table:style-name="Tabla2">
        <table:table-column table:style-name="Tabla2.A"/>
        <table:table-column table:style-name="Tabla2.B"/>
        <table:table-row>
          <table:table-cell table:style-name="Tabla2.A1" office:value-type="string">
            <text:p text:style-name="P23"><text:s/><text:span text:style-name="T13">Por </text:span><text:span text:style-name="T17">“CIA”</text:span></text:p>
            <text:p text:style-name="P10"/>
            <text:p text:style-name="P10"/>
            <text:p text:style-name="P10"/>
            <text:p text:style-name="P12">_________________________________________</text:p>
            <text:p text:style-name="P57"><text:span text:style-name="T38">paramCoordinador</text:span></text:p>
            <text:p text:style-name="P31"><text:span text:style-name="T43">Coordinador de Entidades Productivas para la Generación de Recursos Complementarios</text:span></text:p>
            <text:p text:style-name="P23"/>
          </table:table-cell>
          <table:table-cell table:style-name="Tabla2.A1" office:value-type="string">
            <text:p text:style-name="P23"><text:s/><text:span text:style-name="T13">Por </text:span><text:span text:style-name="T15">“EL TRABAJADOR”</text:span></text:p>
            <text:p text:style-name="P11"/>
            <text:p text:style-name="P11"/>
            <text:p text:style-name="P11"/>
            <text:p text:style-name="P12">_________________________________________</text:p>
            <text:p text:style-name="P56"><text:span text:style-name="T40">paramNombre</text:span></text:p>
          </table:table-cell>
        </table:table-row>
        <table:table-row>
          <table:table-cell table:style-name="Tabla2.A1" table:number-columns-spanned="2" office:value-type="string">
            <text:p text:style-name="P23"><text:s/><text:span text:style-name="T14">TESTIGOS</text:span></text:p>
          </table:table-cell>
          <table:covered-table-cell/>
        </table:table-row>
        <table:table-row>
          <table:table-cell table:style-name="Tabla2.A1" office:value-type="string">
            <text:p text:style-name="P11"/>
            <text:p text:style-name="P11"/>
            <text:p text:style-name="P11"/>
            <text:p text:style-name="P12">_________________________________________</text:p>
            <text:p text:style-name="P45">paramJefeUnidad</text:p>
            <text:p text:style-name="P33">Jefa de la Unidad de Administración y Finanzas de Entidades Productivas para la Generación de Recursos Complementarios</text:p>
          </table:table-cell>
          <table:table-cell table:style-name="Tabla2.A1" office:value-type="string">
            <text:p text:style-name="P11"/>
            <text:p text:style-name="P11"/>
            <text:p text:style-name="P11"/>
            <text:p text:style-name="P12">_________________________________________</text:p>
            <text:p text:style-name="P45">paramDirector</text:p>
            <text:p text:style-name="P34">Director de Hoteles y Club Deportivo de la Universidad de Guadalajara</text:p>
          </table:table-cell>
        </table:table-row>
      </table:table>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1" style:family="table-row">
      <style:table-row-properties style:min-row-height="0.586cm"/>
    </style:style>
    <style:style style:name="Tabla1.A1" style:family="table-cell">
      <style:table-cell-properties fo:padding="0.097cm" fo:border="none"/>
    </style:style>
    <style:style style:name="M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MP2" style:family="paragraph" style:parent-style-name="Standard">
      <style:paragraph-properties fo:text-align="end" style:justify-single-word="false"/>
      <style:text-properties fo:color="#000000" loext:opacity="100%" style:font-name="Tahoma" fo:font-size="8pt" officeooo:paragraph-rsid="0013758a"/>
    </style:style>
    <style:style style:name="MP3" style:family="paragraph" style:parent-style-name="Footer_20_right">
      <style:text-properties fo:font-size="8pt" style:font-size-asian="8pt" style:font-size-complex="8pt"/>
    </style:style>
    <style:style style:name="MP4"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14aae" style:font-size-asian="7pt" style:font-size-complex="8pt"/>
    </style:style>
    <style:style style:name="MP5" style:family="paragraph" style:parent-style-name="Footer">
      <style:paragraph-properties fo:text-align="end" style:justify-single-word="false"/>
      <style:text-properties style:font-name="Tahoma2" fo:font-size="8pt" fo:language="zxx" fo:country="none" officeooo:paragraph-rsid="00214aae" style:font-size-asian="8pt" style:font-size-complex="8pt"/>
    </style:style>
    <style:style style:name="MT1" style:family="text">
      <style:text-properties officeooo:rsid="0014a908"/>
    </style:style>
    <style:style style:name="MT2" style:family="text">
      <style:text-properties style:font-name="Tahoma2" fo:language="zxx" fo:country="none" style:font-size-asian="8pt"/>
    </style:style>
    <style:page-layout style:name="Mpm1">
      <style:page-layout-properties fo:page-width="21.59cm" fo:page-height="27.94cm" style:num-format="1" style:print-orientation="portrait" fo:margin-top="0.81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607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sarrolladora de Software Empresarial y de Negocios </text:p>
        <text:p text:style-name="MP2">Contrato Individual de trabajo </text:p>
        <text:p text:style-name="MP2">CIATCIDT1-000631</text:p>
        <text:p text:style-name="MP2"/>
      </style:header>
      <style:footer>
        <table:table table:name="Tabla1" table:style-name="Tabla1">
          <table:table-column table:style-name="Tabla1.A"/>
          <table:table-column table:style-name="Tabla1.B"/>
          <table:table-row table:style-name="Tabla1.1">
            <table:table-cell table:style-name="Tabla1.A1" office:value-type="string">
              <text:p text:style-name="MP4"><text:span text:style-name="MT2">paramNombreFooter</text:span> </text:p>
            </table:table-cell>
            <table:table-cell table:style-name="Tabla1.A1" office:value-type="string">
              <text:p text:style-name="MP5">paramVigencia</text:p>
            </table:table-cell>
          </table:table-row>
        </table:table>
        <text:p text:style-name="MP3"><text:span text:style-name="MT1">Página </text:span><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4T15:06:45.952000000</meta:creation-date>
    <dc:date>2022-09-19T18:16:09.230000000</dc:date>
    <meta:editing-duration>PT6H55M28S</meta:editing-duration>
    <meta:editing-cycles>16</meta:editing-cycles>
    <meta:generator>LibreOffice/7.4.0.3$Windows_X86_64 LibreOffice_project/f85e47c08ddd19c015c0114a68350214f7066f5a</meta:generator>
    <meta:document-statistic meta:table-count="2" meta:image-count="0" meta:object-count="0" meta:page-count="3" meta:paragraph-count="78" meta:word-count="2022" meta:character-count="13447" meta:non-whitespace-character-count="11463"/>
  </office:meta>
</office:document-meta>
</file>